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113.7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989.29pt" svg:height="605.37pt" svg:x="182.44pt" svg:y="3pt">
            <loext:p draw:notify-on-update-of-ranges="results.A1:results.A1 results.A2:results.A13 results.B1:results.B1 results.B2:results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333166706343691" calcext:value-type="float">
            <text:p>0.0033316671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000333331666695358" calcext:value-type="float">
            <text:p>3.33331666695358E-05</text:p>
          </table:table-cell>
        </table:table-row>
        <table:table-row table:style-name="ro1">
          <table:table-cell office:value-type="float" office:value="0.001" calcext:value-type="float">
            <text:p>0.001</text:p>
          </table:table-cell>
          <table:table-cell office:value-type="float" office:value="0.0000003333333591371" calcext:value-type="float">
            <text:p>3.333333591371E-07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000000333310978817281" calcext:value-type="float">
            <text:p>3.33310978817281E-09</text:p>
          </table:table-cell>
        </table:table-row>
        <table:table-row table:style-name="ro1">
          <table:table-cell office:value-type="float" office:value="0.00001" calcext:value-type="float">
            <text:p>0.00001</text:p>
          </table:table-cell>
          <table:table-cell office:value-type="float" office:value="0.0000000000313067349821949" calcext:value-type="float">
            <text:p>3.13067349821949E-11</text:p>
          </table:table-cell>
        </table:table-row>
        <table:table-row table:style-name="ro1">
          <table:table-cell office:value-type="float" office:value="0.000001" calcext:value-type="float">
            <text:p>0.000001</text:p>
          </table:table-cell>
          <table:table-cell office:value-type="float" office:value="0.00000000000199973371195483" calcext:value-type="float">
            <text:p>1.99973371195483E-12</text:p>
          </table:table-cell>
        </table:table-row>
        <table:table-row table:style-name="ro1">
          <table:table-cell office:value-type="float" office:value="0.0000001" calcext:value-type="float">
            <text:p>0.0000001</text:p>
          </table:table-cell>
          <table:table-cell office:value-type="float" office:value="0.0000000000575108849432127" calcext:value-type="float">
            <text:p>5.75108849432127E-11</text:p>
          </table:table-cell>
        </table:table-row>
        <table:table-row table:style-name="ro1">
          <table:table-cell office:value-type="float" office:value="0.00000001" calcext:value-type="float">
            <text:p>0.00000001</text:p>
          </table:table-cell>
          <table:table-cell office:value-type="float" office:value="0.00000000449840298344384" calcext:value-type="float">
            <text:p>4.49840298344384E-09</text:p>
          </table:table-cell>
        </table:table-row>
        <table:table-row table:style-name="ro1">
          <table:table-cell office:value-type="float" office:value="0.000000001" calcext:value-type="float">
            <text:p>0.000000001</text:p>
          </table:table-cell>
          <table:table-cell office:value-type="float" office:value="0.00000000105271213968194" calcext:value-type="float">
            <text:p>1.05271213968194E-09</text:p>
          </table:table-cell>
        </table:table-row>
        <table:table-row table:style-name="ro1">
          <table:table-cell office:value-type="float" office:value="0.0000000001" calcext:value-type="float">
            <text:p>1E-10</text:p>
          </table:table-cell>
          <table:table-cell office:value-type="float" office:value="0.000000165480741554091" calcext:value-type="float">
            <text:p>1.65480741554091E-07</text:p>
          </table:table-cell>
        </table:table-row>
        <table:table-row table:style-name="ro1">
          <table:table-cell office:value-type="float" office:value="0.00000000001" calcext:value-type="float">
            <text:p>1E-11</text:p>
          </table:table-cell>
          <table:table-cell office:value-type="float" office:value="0.000000165480741554091" calcext:value-type="float">
            <text:p>1.65480741554091E-07</text:p>
          </table:table-cell>
        </table:table-row>
        <table:table-row table:style-name="ro1">
          <table:table-cell office:value-type="float" office:value="0.000000000001" calcext:value-type="float">
            <text:p>1E-12</text:p>
          </table:table-cell>
          <table:table-cell office:value-type="float" office:value="0.0000442434402434522" calcext:value-type="float">
            <text:p>4.42434402434522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04T20:52:31.289130851</dc:date>
    <meta:editing-duration>PT5M50S</meta:editing-duration>
    <meta:editing-cycles>1</meta:editing-cycles>
    <meta:document-statistic meta:table-count="1" meta:cell-count="2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-color="#333333"/>
    </style:style>
    <style:style style:name="ch2" style:family="chart">
      <style:chart-properties chart:auto-position="true" style:rotation-angle="0"/>
      <style:text-properties fo:color="#ffffff" fo:font-size="26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color="#ffffff" fo:font-size="18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color="#ffffff"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color="#ffffff"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99cc66" draw:fill-color="#99cc6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4.901cm" svg:height="21.357cm" xlink:href=".." xlink:type="simple" chart:class="chart:line" chart:style-name="ch1">
        <chart:title svg:x="3.751cm" svg:y="0.562cm" chart:style-name="ch2">
          <text:p>Erro da Derivada pelo Método de Segunda Ordem em função de h</text:p>
        </chart:title>
        <chart:legend chart:legend-position="top" svg:x="16.175cm" svg:y="2.33cm" style:legend-expansion="wide" chart:style-name="ch3"/>
        <chart:plot-area chart:style-name="ch4" table:cell-range-address="results.A1:results.B13" chart:data-source-has-labels="both" svg:x="1.709cm" svg:y="3.726cm" svg:width="32.494cm" svg:height="16.223cm">
          <chartooo:coordinate-region svg:x="2.992cm" svg:y="3.926cm" svg:width="30.759cm" svg:height="15.376cm"/>
          <chart:axis chart:dimension="x" chart:name="primary-x" chart:style-name="ch5" chartooo:axis-type="auto">
            <chartooo:date-scale/>
            <chart:title svg:x="17.806cm" svg:y="20.376cm" chart:style-name="ch6">
              <text:p>h</text:p>
            </chart:title>
            <chart:categories table:cell-range-address="results.A2:results.A13"/>
          </chart:axis>
          <chart:axis chart:dimension="y" chart:name="primary-y" chart:style-name="ch7">
            <chart:title svg:x="0.451cm" svg:y="12.199cm" chart:style-name="ch8">
              <text:p>Erro</text:p>
            </chart:title>
            <chart:grid chart:style-name="ch9" chart:class="major"/>
          </chart:axis>
          <chart:series chart:style-name="ch10" chart:values-cell-range-address="results.B2:results.B13" chart:label-cell-address="results.B1:results.B1" chart:class="chart:line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rro</text:p>
                <draw:g>
                  <svg:desc>results.B1:results.B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results.A2:results.A13</svg:desc>
                </draw:g>
              </table:table-cell>
              <table:table-cell office:value-type="float" office:value="0.00333166706343691">
                <text:p>0.00333166706343691</text:p>
                <draw:g>
                  <svg:desc>results.B2:results.B13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0000333331666695358">
                <text:p>0.0000333331666695358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0.0000003333333591371">
                <text:p>0.0000003333333591371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0000000333310978817281">
                <text:p>0.00000000333310978817281</text:p>
              </table:table-cell>
            </table:table-row>
            <table:table-row>
              <table:table-cell office:value-type="float" office:value="0.00001">
                <text:p>0.00001</text:p>
              </table:table-cell>
              <table:table-cell office:value-type="float" office:value="0.0000000000313067349821949">
                <text:p>0.0000000000313067349821949</text:p>
              </table:table-cell>
            </table:table-row>
            <table:table-row>
              <table:table-cell office:value-type="float" office:value="0.000001">
                <text:p>0.000001</text:p>
              </table:table-cell>
              <table:table-cell office:value-type="float" office:value="0.00000000000199973371195483">
                <text:p>0.00000000000199973371195483</text:p>
              </table:table-cell>
            </table:table-row>
            <table:table-row>
              <table:table-cell office:value-type="float" office:value="0.0000001">
                <text:p>0.0000001</text:p>
              </table:table-cell>
              <table:table-cell office:value-type="float" office:value="0.0000000000575108849432127">
                <text:p>0.0000000000575108849432127</text:p>
              </table:table-cell>
            </table:table-row>
            <table:table-row>
              <table:table-cell office:value-type="float" office:value="0.00000001">
                <text:p>0.00000001</text:p>
              </table:table-cell>
              <table:table-cell office:value-type="float" office:value="0.00000000449840298344384">
                <text:p>0.00000000449840298344384</text:p>
              </table:table-cell>
            </table:table-row>
            <table:table-row>
              <table:table-cell office:value-type="float" office:value="0.000000001">
                <text:p>0.000000001</text:p>
              </table:table-cell>
              <table:table-cell office:value-type="float" office:value="0.00000000105271213968194">
                <text:p>0.00000000105271213968194</text:p>
              </table:table-cell>
            </table:table-row>
            <table:table-row>
              <table:table-cell office:value-type="float" office:value="0.0000000001">
                <text:p>0.0000000001</text:p>
              </table:table-cell>
              <table:table-cell office:value-type="float" office:value="0.000000165480741554091">
                <text:p>0.000000165480741554091</text:p>
              </table:table-cell>
            </table:table-row>
            <table:table-row>
              <table:table-cell office:value-type="float" office:value="0.00000000001">
                <text:p>0.00000000001</text:p>
              </table:table-cell>
              <table:table-cell office:value-type="float" office:value="0.000000165480741554091">
                <text:p>0.000000165480741554091</text:p>
              </table:table-cell>
            </table:table-row>
            <table:table-row>
              <table:table-cell office:value-type="float" office:value="0.000000000001">
                <text:p>0.000000000001</text:p>
              </table:table-cell>
              <table:table-cell office:value-type="float" office:value="0.0000442434402434522">
                <text:p>0.00004424344024345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